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C78BFB55D507ECBB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6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roduction Apps</text:span></text:p>
          </draw:text-box>
        </draw:frame>
        <draw:frame draw:style-name="gr3" draw:text-style-name="P3" draw:layer="layout" svg:width="12.23cm" svg:height="10.868cm" svg:x="7.836cm" svg:y="1.867cm">
          <draw:image xlink:href="Pictures/1000000100000200000001C78BFB55D507ECBB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8-11T13:31:56.658104153</dc:date>
    <meta:editing-duration>PT10H30M11S</meta:editing-duration>
    <meta:editing-cycles>235</meta:editing-cycles>
    <meta:generator>LibreOffice/7.2.7.2$Linux_X86_64 LibreOffice_project/20$Build-2</meta:generator>
    <meta:document-statistic meta:object-count="26"/>
  </office:meta>
</office:document-meta>
</file>